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c_ewa_extract" table:style-name="ta1">
        <table:shapes>
          <draw:frame draw:z-index="0" draw:style-name="gr1" draw:text-style-name="P1" svg:width="6.2988in" svg:height="3.5429in" svg:x="2.0366in" svg:y="0.0394in">
            <draw:object draw:notify-on-update-of-ranges="roc_ewa_extract.A1:roc_ewa_extract.A547 roc_ewa_extract.B1:roc_ewa_extract.B5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9651416122004" calcext:value-type="float">
            <text:p>0.02396514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9651416122004" calcext:value-type="float">
            <text:p>0.02396514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8583877995643" calcext:value-type="float">
            <text:p>0.03485838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9302832244009" calcext:value-type="float">
            <text:p>0.04793028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1089324618736" calcext:value-type="float">
            <text:p>0.05010893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359477124183" calcext:value-type="float">
            <text:p>0.06535947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0392156862745" calcext:value-type="float">
            <text:p>0.09803921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39651416122" calcext:value-type="float">
            <text:p>0.10239651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39651416122" calcext:value-type="float">
            <text:p>0.10239651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4183006535948" calcext:value-type="float">
            <text:p>0.12418300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470588235294" calcext:value-type="float">
            <text:p>0.17647058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185185185185" calcext:value-type="float">
            <text:p>0.18518518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78431372549" calcext:value-type="float">
            <text:p>0.19607843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257080610022" calcext:value-type="float">
            <text:p>0.19825708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2614379084967" calcext:value-type="float">
            <text:p>0.2026143791</text:p>
          </table:table-cell>
          <table:table-cell/>
        </table:table-row>
        <table:table-row table:style-name="ro1">
          <table:table-cell office:value-type="float" office:value="0.000354609929078014" calcext:value-type="float">
            <text:p>0.0003546099</text:p>
          </table:table-cell>
          <table:table-cell office:value-type="float" office:value="0.237472766884532" calcext:value-type="float">
            <text:p>0.2374727669</text:p>
          </table:table-cell>
          <table:table-cell/>
        </table:table-row>
        <table:table-row table:style-name="ro1">
          <table:table-cell office:value-type="float" office:value="0.000354609929078014" calcext:value-type="float">
            <text:p>0.0003546099</text:p>
          </table:table-cell>
          <table:table-cell office:value-type="float" office:value="0.274509803921569" calcext:value-type="float">
            <text:p>0.274509803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30936819172113" calcext:value-type="float">
            <text:p>0.2309368192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94117647058824" calcext:value-type="float">
            <text:p>0.294117647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31154684095861" calcext:value-type="float">
            <text:p>0.331154684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31154684095861" calcext:value-type="float">
            <text:p>0.331154684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33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44226579520697" calcext:value-type="float">
            <text:p>0.3442265795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50762527233115" calcext:value-type="float">
            <text:p>0.350762527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89978213507625" calcext:value-type="float">
            <text:p>0.3899782135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92156862745098" calcext:value-type="float">
            <text:p>0.3921568627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98692810457516" calcext:value-type="float">
            <text:p>0.3986928105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0958605664488" calcext:value-type="float">
            <text:p>0.4095860566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11764705882353" calcext:value-type="float">
            <text:p>0.4117647059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42265795206972" calcext:value-type="float">
            <text:p>0.442265795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42265795206972" calcext:value-type="float">
            <text:p>0.442265795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50980392156863" calcext:value-type="float">
            <text:p>0.450980392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55337690631808" calcext:value-type="float">
            <text:p>0.4553376906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59694989106754" calcext:value-type="float">
            <text:p>0.459694989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64052287581699" calcext:value-type="float">
            <text:p>0.4640522876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92374727668845" calcext:value-type="float">
            <text:p>0.4923747277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96732026143791" calcext:value-type="float">
            <text:p>0.496732026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98910675381264" calcext:value-type="float">
            <text:p>0.4989106754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522875816993464" calcext:value-type="float">
            <text:p>0.522875817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533769063180828" calcext:value-type="float">
            <text:p>0.5337690632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44662309368192" calcext:value-type="float">
            <text:p>0.5446623094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57734204793028" calcext:value-type="float">
            <text:p>0.5577342048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68627450980392" calcext:value-type="float">
            <text:p>0.568627451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72984749455338" calcext:value-type="float">
            <text:p>0.5729847495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16557734204793" calcext:value-type="float">
            <text:p>0.6165577342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18736383442266" calcext:value-type="float">
            <text:p>0.6187363834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40522875816993" calcext:value-type="float">
            <text:p>0.6405228758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49237472766884" calcext:value-type="float">
            <text:p>0.6492374728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68845315904139" calcext:value-type="float">
            <text:p>0.6688453159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75381263616558" calcext:value-type="float">
            <text:p>0.6753812636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49237472766884" calcext:value-type="float">
            <text:p>0.6492374728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4488017429194" calcext:value-type="float">
            <text:p>0.6644880174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8845315904139" calcext:value-type="float">
            <text:p>0.6688453159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79738562091503" calcext:value-type="float">
            <text:p>0.6797385621</text:p>
          </table:table-cell>
          <table:table-cell/>
        </table:table-row>
        <table:table-row table:style-name="ro1">
          <table:table-cell office:value-type="float" office:value="0.0024822695035461" calcext:value-type="float">
            <text:p>0.0024822695</text:p>
          </table:table-cell>
          <table:table-cell office:value-type="float" office:value="0.699346405228758" calcext:value-type="float">
            <text:p>0.6993464052</text:p>
          </table:table-cell>
          <table:table-cell/>
        </table:table-row>
        <table:table-row table:style-name="ro1">
          <table:table-cell office:value-type="float" office:value="0.0024822695035461" calcext:value-type="float">
            <text:p>0.0024822695</text:p>
          </table:table-cell>
          <table:table-cell office:value-type="float" office:value="0.701525054466231" calcext:value-type="float">
            <text:p>0.7015250545</text:p>
          </table:table-cell>
          <table:table-cell/>
        </table:table-row>
        <table:table-row table:style-name="ro1">
          <table:table-cell office:value-type="float" office:value="0.00283687943262411" calcext:value-type="float">
            <text:p>0.0028368794</text:p>
          </table:table-cell>
          <table:table-cell office:value-type="float" office:value="0.725490196078431" calcext:value-type="float">
            <text:p>0.7254901961</text:p>
          </table:table-cell>
          <table:table-cell/>
        </table:table-row>
        <table:table-row table:style-name="ro1">
          <table:table-cell office:value-type="float" office:value="0.00319148936170213" calcext:value-type="float">
            <text:p>0.0031914894</text:p>
          </table:table-cell>
          <table:table-cell office:value-type="float" office:value="0.727668845315904" calcext:value-type="float">
            <text:p>0.7276688453</text:p>
          </table:table-cell>
          <table:table-cell/>
        </table:table-row>
        <table:table-row table:style-name="ro1">
          <table:table-cell office:value-type="float" office:value="0.00319148936170213" calcext:value-type="float">
            <text:p>0.0031914894</text:p>
          </table:table-cell>
          <table:table-cell office:value-type="float" office:value="0.740740740740741" calcext:value-type="float">
            <text:p>0.7407407407</text:p>
          </table:table-cell>
          <table:table-cell/>
        </table:table-row>
        <table:table-row table:style-name="ro1">
          <table:table-cell office:value-type="float" office:value="0.00354609929078014" calcext:value-type="float">
            <text:p>0.0035460993</text:p>
          </table:table-cell>
          <table:table-cell office:value-type="float" office:value="0.740740740740741" calcext:value-type="float">
            <text:p>0.7407407407</text:p>
          </table:table-cell>
          <table:table-cell/>
        </table:table-row>
        <table:table-row table:style-name="ro1">
          <table:table-cell office:value-type="float" office:value="0.00354609929078014" calcext:value-type="float">
            <text:p>0.0035460993</text:p>
          </table:table-cell>
          <table:table-cell office:value-type="float" office:value="0.762527233115468" calcext:value-type="float">
            <text:p>0.7625272331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45098039215686" calcext:value-type="float">
            <text:p>0.7450980392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69063180827887" calcext:value-type="float">
            <text:p>0.7690631808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7124183006536" calcext:value-type="float">
            <text:p>0.7712418301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75599128540305" calcext:value-type="float">
            <text:p>0.7755991285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79956427015251" calcext:value-type="float">
            <text:p>0.779956427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90849673202614" calcext:value-type="float">
            <text:p>0.7908496732</text:p>
          </table:table-cell>
          <table:table-cell/>
        </table:table-row>
        <table:table-row table:style-name="ro1">
          <table:table-cell office:value-type="float" office:value="0.00425531914893617" calcext:value-type="float">
            <text:p>0.0042553191</text:p>
          </table:table-cell>
          <table:table-cell office:value-type="float" office:value="0.766884531590414" calcext:value-type="float">
            <text:p>0.7668845316</text:p>
          </table:table-cell>
          <table:table-cell/>
        </table:table-row>
        <table:table-row table:style-name="ro1">
          <table:table-cell office:value-type="float" office:value="0.00460992907801418" calcext:value-type="float">
            <text:p>0.0046099291</text:p>
          </table:table-cell>
          <table:table-cell office:value-type="float" office:value="0.782135076252723" calcext:value-type="float">
            <text:p>0.7821350763</text:p>
          </table:table-cell>
          <table:table-cell/>
        </table:table-row>
        <table:table-row table:style-name="ro1">
          <table:table-cell office:value-type="float" office:value="0.00460992907801418" calcext:value-type="float">
            <text:p>0.0046099291</text:p>
          </table:table-cell>
          <table:table-cell office:value-type="float" office:value="0.788671023965142" calcext:value-type="float">
            <text:p>0.788671024</text:p>
          </table:table-cell>
          <table:table-cell/>
        </table:table-row>
        <table:table-row table:style-name="ro1">
          <table:table-cell office:value-type="float" office:value="0.0049645390070922" calcext:value-type="float">
            <text:p>0.004964539</text:p>
          </table:table-cell>
          <table:table-cell office:value-type="float" office:value="0.797385620915033" calcext:value-type="float">
            <text:p>0.7973856209</text:p>
          </table:table-cell>
          <table:table-cell/>
        </table:table-row>
        <table:table-row table:style-name="ro1">
          <table:table-cell office:value-type="float" office:value="0.00531914893617021" calcext:value-type="float">
            <text:p>0.0053191489</text:p>
          </table:table-cell>
          <table:table-cell office:value-type="float" office:value="0.801742919389978" calcext:value-type="float">
            <text:p>0.8017429194</text:p>
          </table:table-cell>
          <table:table-cell/>
        </table:table-row>
        <table:table-row table:style-name="ro1">
          <table:table-cell office:value-type="float" office:value="0.00780141843971631" calcext:value-type="float">
            <text:p>0.0078014184</text:p>
          </table:table-cell>
          <table:table-cell office:value-type="float" office:value="0.803921568627451" calcext:value-type="float">
            <text:p>0.8039215686</text:p>
          </table:table-cell>
          <table:table-cell/>
        </table:table-row>
        <table:table-row table:style-name="ro1">
          <table:table-cell office:value-type="float" office:value="0.0106382978723404" calcext:value-type="float">
            <text:p>0.0106382979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109929078014184" calcext:value-type="float">
            <text:p>0.0109929078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163120567375887" calcext:value-type="float">
            <text:p>0.0163120567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184397163120567" calcext:value-type="float">
            <text:p>0.0184397163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191489361702128" calcext:value-type="float">
            <text:p>0.0191489362</text:p>
          </table:table-cell>
          <table:table-cell office:value-type="float" office:value="0.810457516339869" calcext:value-type="float">
            <text:p>0.8104575163</text:p>
          </table:table-cell>
          <table:table-cell/>
        </table:table-row>
        <table:table-row table:style-name="ro1">
          <table:table-cell office:value-type="float" office:value="0.024113475177305" calcext:value-type="float">
            <text:p>0.0241134752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24822695035461" calcext:value-type="float">
            <text:p>0.024822695</text:p>
          </table:table-cell>
          <table:table-cell office:value-type="float" office:value="0.810457516339869" calcext:value-type="float">
            <text:p>0.8104575163</text:p>
          </table:table-cell>
          <table:table-cell/>
        </table:table-row>
        <table:table-row table:style-name="ro1">
          <table:table-cell office:value-type="float" office:value="0.025177304964539" calcext:value-type="float">
            <text:p>0.025177305</text:p>
          </table:table-cell>
          <table:table-cell office:value-type="float" office:value="0.810457516339869" calcext:value-type="float">
            <text:p>0.8104575163</text:p>
          </table:table-cell>
          <table:table-cell/>
        </table:table-row>
        <table:table-row table:style-name="ro1">
          <table:table-cell office:value-type="float" office:value="0.0273049645390071" calcext:value-type="float">
            <text:p>0.0273049645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273049645390071" calcext:value-type="float">
            <text:p>0.0273049645</text:p>
          </table:table-cell>
          <table:table-cell office:value-type="float" office:value="0.812636165577342" calcext:value-type="float">
            <text:p>0.8126361656</text:p>
          </table:table-cell>
          <table:table-cell/>
        </table:table-row>
        <table:table-row table:style-name="ro1">
          <table:table-cell office:value-type="float" office:value="0.0283687943262411" calcext:value-type="float">
            <text:p>0.0283687943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287234042553192" calcext:value-type="float">
            <text:p>0.0287234043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297872340425532" calcext:value-type="float">
            <text:p>0.029787234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308510638297872" calcext:value-type="float">
            <text:p>0.0308510638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319148936170213" calcext:value-type="float">
            <text:p>0.0319148936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319148936170213" calcext:value-type="float">
            <text:p>0.0319148936</text:p>
          </table:table-cell>
          <table:table-cell office:value-type="float" office:value="0.810457516339869" calcext:value-type="float">
            <text:p>0.8104575163</text:p>
          </table:table-cell>
          <table:table-cell/>
        </table:table-row>
        <table:table-row table:style-name="ro1">
          <table:table-cell office:value-type="float" office:value="0.0407801418439716" calcext:value-type="float">
            <text:p>0.0407801418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429078014184397" calcext:value-type="float">
            <text:p>0.0429078014</text:p>
          </table:table-cell>
          <table:table-cell office:value-type="float" office:value="0.812636165577342" calcext:value-type="float">
            <text:p>0.8126361656</text:p>
          </table:table-cell>
          <table:table-cell/>
        </table:table-row>
        <table:table-row table:style-name="ro1">
          <table:table-cell office:value-type="float" office:value="0.0432624113475177" calcext:value-type="float">
            <text:p>0.0432624113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460992907801418" calcext:value-type="float">
            <text:p>0.0460992908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482269503546099" calcext:value-type="float">
            <text:p>0.0482269504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549645390070922" calcext:value-type="float">
            <text:p>0.054964539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556737588652482" calcext:value-type="float">
            <text:p>0.0556737589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578014184397163" calcext:value-type="float">
            <text:p>0.0578014184</text:p>
          </table:table-cell>
          <table:table-cell office:value-type="float" office:value="0.823529411764706" calcext:value-type="float">
            <text:p>0.8235294118</text:p>
          </table:table-cell>
          <table:table-cell/>
        </table:table-row>
        <table:table-row table:style-name="ro1">
          <table:table-cell office:value-type="float" office:value="0.0595744680851064" calcext:value-type="float">
            <text:p>0.0595744681</text:p>
          </table:table-cell>
          <table:table-cell office:value-type="float" office:value="0.823529411764706" calcext:value-type="float">
            <text:p>0.8235294118</text:p>
          </table:table-cell>
          <table:table-cell/>
        </table:table-row>
        <table:table-row table:style-name="ro1">
          <table:table-cell office:value-type="float" office:value="0.0599290780141844" calcext:value-type="float">
            <text:p>0.059929078</text:p>
          </table:table-cell>
          <table:table-cell office:value-type="float" office:value="0.823529411764706" calcext:value-type="float">
            <text:p>0.8235294118</text:p>
          </table:table-cell>
          <table:table-cell/>
        </table:table-row>
        <table:table-row table:style-name="ro1">
          <table:table-cell office:value-type="float" office:value="0.0641843971631206" calcext:value-type="float">
            <text:p>0.0641843972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698581560283688" calcext:value-type="float">
            <text:p>0.069858156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702127659574468" calcext:value-type="float">
            <text:p>0.070212766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705673758865248" calcext:value-type="float">
            <text:p>0.0705673759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730496453900709" calcext:value-type="float">
            <text:p>0.0730496454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734042553191489" calcext:value-type="float">
            <text:p>0.0734042553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73758865248227" calcext:value-type="float">
            <text:p>0.0737588652</text:p>
          </table:table-cell>
          <table:table-cell office:value-type="float" office:value="0.832244008714597" calcext:value-type="float">
            <text:p>0.8322440087</text:p>
          </table:table-cell>
          <table:table-cell/>
        </table:table-row>
        <table:table-row table:style-name="ro1">
          <table:table-cell office:value-type="float" office:value="0.075886524822695" calcext:value-type="float">
            <text:p>0.0758865248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0762411347517731" calcext:value-type="float">
            <text:p>0.0762411348</text:p>
          </table:table-cell>
          <table:table-cell office:value-type="float" office:value="0.836601307189543" calcext:value-type="float">
            <text:p>0.8366013072</text:p>
          </table:table-cell>
          <table:table-cell/>
        </table:table-row>
        <table:table-row table:style-name="ro1">
          <table:table-cell office:value-type="float" office:value="0.0790780141843972" calcext:value-type="float">
            <text:p>0.0790780142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812056737588653" calcext:value-type="float">
            <text:p>0.0812056738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0840425531914894" calcext:value-type="float">
            <text:p>0.0840425532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0847517730496454" calcext:value-type="float">
            <text:p>0.084751773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879432624113475" calcext:value-type="float">
            <text:p>0.0879432624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0886524822695036" calcext:value-type="float">
            <text:p>0.0886524823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886524822695036" calcext:value-type="float">
            <text:p>0.0886524823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0911347517730497" calcext:value-type="float">
            <text:p>0.0911347518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925531914893617" calcext:value-type="float">
            <text:p>0.0925531915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932624113475177" calcext:value-type="float">
            <text:p>0.0932624113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50354609929078" calcext:value-type="float">
            <text:p>0.095035461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68085106382979" calcext:value-type="float">
            <text:p>0.0968085106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01063829787234" calcext:value-type="float">
            <text:p>0.1010638298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01418439716312" calcext:value-type="float">
            <text:p>0.1014184397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01418439716312" calcext:value-type="float">
            <text:p>0.1014184397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0354609929078" calcext:value-type="float">
            <text:p>0.1035460993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06737588652482" calcext:value-type="float">
            <text:p>0.1067375887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0886524822695" calcext:value-type="float">
            <text:p>0.1088652482</text:p>
          </table:table-cell>
          <table:table-cell office:value-type="float" office:value="0.851851851851852" calcext:value-type="float">
            <text:p>0.8518518519</text:p>
          </table:table-cell>
          <table:table-cell/>
        </table:table-row>
        <table:table-row table:style-name="ro1">
          <table:table-cell office:value-type="float" office:value="0.109219858156028" calcext:value-type="float">
            <text:p>0.1092198582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09574468085106" calcext:value-type="float">
            <text:p>0.1095744681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109929078014184" calcext:value-type="float">
            <text:p>0.109929078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11347517730496" calcext:value-type="float">
            <text:p>0.1113475177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1241134751773" calcext:value-type="float">
            <text:p>0.1124113475</text:p>
          </table:table-cell>
          <table:table-cell office:value-type="float" office:value="0.851851851851852" calcext:value-type="float">
            <text:p>0.8518518519</text:p>
          </table:table-cell>
          <table:table-cell/>
        </table:table-row>
        <table:table-row table:style-name="ro1">
          <table:table-cell office:value-type="float" office:value="0.119503546099291" calcext:value-type="float">
            <text:p>0.1195035461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19858156028369" calcext:value-type="float">
            <text:p>0.119858156</text:p>
          </table:table-cell>
          <table:table-cell office:value-type="float" office:value="0.851851851851852" calcext:value-type="float">
            <text:p>0.8518518519</text:p>
          </table:table-cell>
          <table:table-cell/>
        </table:table-row>
        <table:table-row table:style-name="ro1">
          <table:table-cell office:value-type="float" office:value="0.120921985815603" calcext:value-type="float">
            <text:p>0.1209219858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22695035460993" calcext:value-type="float">
            <text:p>0.1226950355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127659574468085" calcext:value-type="float">
            <text:p>0.1276595745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32624113475177" calcext:value-type="float">
            <text:p>0.1326241135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133333333333333" calcext:value-type="float">
            <text:p>0.1333333333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35106382978723" calcext:value-type="float">
            <text:p>0.135106383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36170212765957" calcext:value-type="float">
            <text:p>0.1361702128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40780141843972" calcext:value-type="float">
            <text:p>0.1407801418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43971631205674" calcext:value-type="float">
            <text:p>0.1439716312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145035460992908" calcext:value-type="float">
            <text:p>0.145035461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45744680851064" calcext:value-type="float">
            <text:p>0.1457446809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7163120567376" calcext:value-type="float">
            <text:p>0.1471631206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47872340425532" calcext:value-type="float">
            <text:p>0.1478723404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51063829787234" calcext:value-type="float">
            <text:p>0.1510638298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52482269503546" calcext:value-type="float">
            <text:p>0.1524822695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52836879432624" calcext:value-type="float">
            <text:p>0.1528368794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56028368794326" calcext:value-type="float">
            <text:p>0.1560283688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56382978723404" calcext:value-type="float">
            <text:p>0.1563829787</text:p>
          </table:table-cell>
          <table:table-cell office:value-type="float" office:value="0.871459694989107" calcext:value-type="float">
            <text:p>0.871459695</text:p>
          </table:table-cell>
          <table:table-cell/>
        </table:table-row>
        <table:table-row table:style-name="ro1">
          <table:table-cell office:value-type="float" office:value="0.171276595744681" calcext:value-type="float">
            <text:p>0.1712765957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72695035460993" calcext:value-type="float">
            <text:p>0.1726950355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74113475177305" calcext:value-type="float">
            <text:p>0.1741134752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74822695035461" calcext:value-type="float">
            <text:p>0.174822695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75886524822695" calcext:value-type="float">
            <text:p>0.1758865248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76950354609929" calcext:value-type="float">
            <text:p>0.1769503546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178723404255319" calcext:value-type="float">
            <text:p>0.1787234043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180141843971631" calcext:value-type="float">
            <text:p>0.180141844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180496453900709" calcext:value-type="float">
            <text:p>0.1804964539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180496453900709" calcext:value-type="float">
            <text:p>0.1804964539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181205673758865" calcext:value-type="float">
            <text:p>0.1812056738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183333333333333" calcext:value-type="float">
            <text:p>0.1833333333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184751773049645" calcext:value-type="float">
            <text:p>0.184751773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187943262411347" calcext:value-type="float">
            <text:p>0.1879432624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190070921985816" calcext:value-type="float">
            <text:p>0.190070922</text:p>
          </table:table-cell>
          <table:table-cell office:value-type="float" office:value="0.89760348583878" calcext:value-type="float">
            <text:p>0.8976034858</text:p>
          </table:table-cell>
          <table:table-cell/>
        </table:table-row>
        <table:table-row table:style-name="ro1">
          <table:table-cell office:value-type="float" office:value="0.190425531914894" calcext:value-type="float">
            <text:p>0.1904255319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197517730496454" calcext:value-type="float">
            <text:p>0.1975177305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200709219858156" calcext:value-type="float">
            <text:p>0.2007092199</text:p>
          </table:table-cell>
          <table:table-cell office:value-type="float" office:value="0.89760348583878" calcext:value-type="float">
            <text:p>0.8976034858</text:p>
          </table:table-cell>
          <table:table-cell/>
        </table:table-row>
        <table:table-row table:style-name="ro1">
          <table:table-cell office:value-type="float" office:value="0.203191489361702" calcext:value-type="float">
            <text:p>0.2031914894</text:p>
          </table:table-cell>
          <table:table-cell office:value-type="float" office:value="0.89760348583878" calcext:value-type="float">
            <text:p>0.8976034858</text:p>
          </table:table-cell>
          <table:table-cell/>
        </table:table-row>
        <table:table-row table:style-name="ro1">
          <table:table-cell office:value-type="float" office:value="0.208156028368794" calcext:value-type="float">
            <text:p>0.2081560284</text:p>
          </table:table-cell>
          <table:table-cell office:value-type="float" office:value="0.901960784313726" calcext:value-type="float">
            <text:p>0.9019607843</text:p>
          </table:table-cell>
          <table:table-cell/>
        </table:table-row>
        <table:table-row table:style-name="ro1">
          <table:table-cell office:value-type="float" office:value="0.210992907801418" calcext:value-type="float">
            <text:p>0.2109929078</text:p>
          </table:table-cell>
          <table:table-cell office:value-type="float" office:value="0.904139433551198" calcext:value-type="float">
            <text:p>0.9041394336</text:p>
          </table:table-cell>
          <table:table-cell/>
        </table:table-row>
        <table:table-row table:style-name="ro1">
          <table:table-cell office:value-type="float" office:value="0.211347517730496" calcext:value-type="float">
            <text:p>0.2113475177</text:p>
          </table:table-cell>
          <table:table-cell office:value-type="float" office:value="0.904139433551198" calcext:value-type="float">
            <text:p>0.9041394336</text:p>
          </table:table-cell>
          <table:table-cell/>
        </table:table-row>
        <table:table-row table:style-name="ro1">
          <table:table-cell office:value-type="float" office:value="0.213120567375887" calcext:value-type="float">
            <text:p>0.2131205674</text:p>
          </table:table-cell>
          <table:table-cell office:value-type="float" office:value="0.906318082788671" calcext:value-type="float">
            <text:p>0.9063180828</text:p>
          </table:table-cell>
          <table:table-cell/>
        </table:table-row>
        <table:table-row table:style-name="ro1">
          <table:table-cell office:value-type="float" office:value="0.213829787234043" calcext:value-type="float">
            <text:p>0.2138297872</text:p>
          </table:table-cell>
          <table:table-cell office:value-type="float" office:value="0.910675381263617" calcext:value-type="float">
            <text:p>0.9106753813</text:p>
          </table:table-cell>
          <table:table-cell/>
        </table:table-row>
        <table:table-row table:style-name="ro1">
          <table:table-cell office:value-type="float" office:value="0.217375886524823" calcext:value-type="float">
            <text:p>0.217375886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19148936170213" calcext:value-type="float">
            <text:p>0.2191489362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20212765957447" calcext:value-type="float">
            <text:p>0.220212766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2340425531915" calcext:value-type="float">
            <text:p>0.222340425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3758865248227" calcext:value-type="float">
            <text:p>0.2237588652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5177304964539" calcext:value-type="float">
            <text:p>0.22517730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8014184397163" calcext:value-type="float">
            <text:p>0.2280141844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1560283687943" calcext:value-type="float">
            <text:p>0.2315602837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2269503546099" calcext:value-type="float">
            <text:p>0.232269503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2269503546099" calcext:value-type="float">
            <text:p>0.232269503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5815602836879" calcext:value-type="float">
            <text:p>0.2358156028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7943262411348" calcext:value-type="float">
            <text:p>0.2379432624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38297872340426" calcext:value-type="float">
            <text:p>0.2382978723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38652482269504" calcext:value-type="float">
            <text:p>0.2386524823</text:p>
          </table:table-cell>
          <table:table-cell office:value-type="float" office:value="0.915032679738562" calcext:value-type="float">
            <text:p>0.9150326797</text:p>
          </table:table-cell>
          <table:table-cell/>
        </table:table-row>
        <table:table-row table:style-name="ro1">
          <table:table-cell office:value-type="float" office:value="0.245390070921986" calcext:value-type="float">
            <text:p>0.2453900709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7163120567376" calcext:value-type="float">
            <text:p>0.2471631206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7163120567376" calcext:value-type="float">
            <text:p>0.2471631206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8581560283688" calcext:value-type="float">
            <text:p>0.2485815603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9290780141844" calcext:value-type="float">
            <text:p>0.2492907801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9645390070922" calcext:value-type="float">
            <text:p>0.2496453901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9645390070922" calcext:value-type="float">
            <text:p>0.2496453901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50354609929078" calcext:value-type="float">
            <text:p>0.2503546099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56382978723404" calcext:value-type="float">
            <text:p>0.2563829787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57446808510638" calcext:value-type="float">
            <text:p>0.2574468085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6063829787234" calcext:value-type="float">
            <text:p>0.2606382979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61702127659574" calcext:value-type="float">
            <text:p>0.2617021277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63829787234043" calcext:value-type="float">
            <text:p>0.2638297872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64893617021277" calcext:value-type="float">
            <text:p>0.264893617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67730496453901" calcext:value-type="float">
            <text:p>0.2677304965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73758865248227" calcext:value-type="float">
            <text:p>0.2737588652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75886524822695" calcext:value-type="float">
            <text:p>0.2758865248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76595744680851" calcext:value-type="float">
            <text:p>0.2765957447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80496453900709" calcext:value-type="float">
            <text:p>0.2804964539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82624113475177" calcext:value-type="float">
            <text:p>0.2826241135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89007092198582" calcext:value-type="float">
            <text:p>0.2890070922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8936170212766" calcext:value-type="float">
            <text:p>0.2893617021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89716312056738" calcext:value-type="float">
            <text:p>0.2897163121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93617021276596" calcext:value-type="float">
            <text:p>0.2936170213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95390070921986" calcext:value-type="float">
            <text:p>0.2953900709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301418439716312" calcext:value-type="float">
            <text:p>0.3014184397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302482269503546" calcext:value-type="float">
            <text:p>0.3024822695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304255319148936" calcext:value-type="float">
            <text:p>0.3042553191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07446808510638" calcext:value-type="float">
            <text:p>0.3074468085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07446808510638" calcext:value-type="float">
            <text:p>0.3074468085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0886524822695" calcext:value-type="float">
            <text:p>0.3088652482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10283687943262" calcext:value-type="float">
            <text:p>0.3102836879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15248226950355" calcext:value-type="float">
            <text:p>0.315248227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17021276595745" calcext:value-type="float">
            <text:p>0.3170212766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17730496453901" calcext:value-type="float">
            <text:p>0.317730496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0212765957447" calcext:value-type="float">
            <text:p>0.320212766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0567375886525" calcext:value-type="float">
            <text:p>0.3205673759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4113475177305" calcext:value-type="float">
            <text:p>0.3241134752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5886524822695" calcext:value-type="float">
            <text:p>0.3258865248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6595744680851" calcext:value-type="float">
            <text:p>0.3265957447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6950354609929" calcext:value-type="float">
            <text:p>0.3269503546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33687943262411" calcext:value-type="float">
            <text:p>0.3336879433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34042553191489" calcext:value-type="float">
            <text:p>0.3340425532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39007092198582" calcext:value-type="float">
            <text:p>0.3390070922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42553191489362" calcext:value-type="float">
            <text:p>0.342553191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44326241134752" calcext:value-type="float">
            <text:p>0.3443262411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47872340425532" calcext:value-type="float">
            <text:p>0.3478723404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49290780141844" calcext:value-type="float">
            <text:p>0.3492907801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49645390070922" calcext:value-type="float">
            <text:p>0.3496453901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51418439716312" calcext:value-type="float">
            <text:p>0.3514184397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55673758865248" calcext:value-type="float">
            <text:p>0.3556737589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56028368794326" calcext:value-type="float">
            <text:p>0.3560283688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56382978723404" calcext:value-type="float">
            <text:p>0.3563829787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58156028368794" calcext:value-type="float">
            <text:p>0.3581560284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59574468085106" calcext:value-type="float">
            <text:p>0.3595744681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61347517730496" calcext:value-type="float">
            <text:p>0.3613475177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7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7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67021276595745" calcext:value-type="float">
            <text:p>0.3670212766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68439716312057" calcext:value-type="float">
            <text:p>0.3684397163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71631205673759" calcext:value-type="float">
            <text:p>0.3716312057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72340425531915" calcext:value-type="float">
            <text:p>0.372340425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72340425531915" calcext:value-type="float">
            <text:p>0.372340425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74822695035461" calcext:value-type="float">
            <text:p>0.37482269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78014184397163" calcext:value-type="float">
            <text:p>0.3780141844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82978723404255" calcext:value-type="float">
            <text:p>0.3829787234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86524822695035" calcext:value-type="float">
            <text:p>0.3865248227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87234042553191" calcext:value-type="float">
            <text:p>0.3872340426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90425531914894" calcext:value-type="float">
            <text:p>0.3904255319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9290780141844" calcext:value-type="float">
            <text:p>0.3929078014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96099290780142" calcext:value-type="float">
            <text:p>0.3960992908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9645390070922" calcext:value-type="float">
            <text:p>0.3964539007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0177304964539" calcext:value-type="float">
            <text:p>0.4017730496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04255319148936" calcext:value-type="float">
            <text:p>0.4042553191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06382978723404" calcext:value-type="float">
            <text:p>0.4063829787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08510638297872" calcext:value-type="float">
            <text:p>0.4085106383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09574468085106" calcext:value-type="float">
            <text:p>0.4095744681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11702127659575" calcext:value-type="float">
            <text:p>0.4117021277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12411347517731" calcext:value-type="float">
            <text:p>0.4124113475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13475177304964" calcext:value-type="float">
            <text:p>0.4134751773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14539007092199" calcext:value-type="float">
            <text:p>0.4145390071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15957446808511" calcext:value-type="float">
            <text:p>0.4159574468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21276595744681" calcext:value-type="float">
            <text:p>0.4212765957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22695035460993" calcext:value-type="float">
            <text:p>0.4226950355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22695035460993" calcext:value-type="float">
            <text:p>0.4226950355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23404255319149" calcext:value-type="float">
            <text:p>0.4234042553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23758865248227" calcext:value-type="float">
            <text:p>0.4237588652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24113475177305" calcext:value-type="float">
            <text:p>0.4241134752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4113475177305" calcext:value-type="float">
            <text:p>0.4241134752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6950354609929" calcext:value-type="float">
            <text:p>0.4269503546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34751773049645" calcext:value-type="float">
            <text:p>0.434751773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35460992907801" calcext:value-type="float">
            <text:p>0.4354609929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35815602836879" calcext:value-type="float">
            <text:p>0.4358156028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40070921985816" calcext:value-type="float">
            <text:p>0.440070922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40425531914894" calcext:value-type="float">
            <text:p>0.4404255319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44326241134752" calcext:value-type="float">
            <text:p>0.4443262411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45744680851064" calcext:value-type="float">
            <text:p>0.4457446809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45744680851064" calcext:value-type="float">
            <text:p>0.4457446809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50709219858156" calcext:value-type="float">
            <text:p>0.4507092199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5531914893617" calcext:value-type="float">
            <text:p>0.4553191489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56737588652482" calcext:value-type="float">
            <text:p>0.4567375887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8156028368794" calcext:value-type="float">
            <text:p>0.4581560284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63120567375886" calcext:value-type="float">
            <text:p>0.4631205674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64893617021277" calcext:value-type="float">
            <text:p>0.464893617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67021276595745" calcext:value-type="float">
            <text:p>0.4670212766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73758865248227" calcext:value-type="float">
            <text:p>0.4737588652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6595744680851" calcext:value-type="float">
            <text:p>0.4765957447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2624113475177" calcext:value-type="float">
            <text:p>0.482624113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2624113475177" calcext:value-type="float">
            <text:p>0.482624113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4042553191489" calcext:value-type="float">
            <text:p>0.4840425532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936170212766" calcext:value-type="float">
            <text:p>0.4893617021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936170212766" calcext:value-type="float">
            <text:p>0.4893617021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91843971631206" calcext:value-type="float">
            <text:p>0.491843971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1843971631206" calcext:value-type="float">
            <text:p>0.491843971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4326241134752" calcext:value-type="float">
            <text:p>0.4943262411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468085106383" calcext:value-type="float">
            <text:p>0.4946808511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5744680851064" calcext:value-type="float">
            <text:p>0.495744680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96099290780142" calcext:value-type="float">
            <text:p>0.496099290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97517730496454" calcext:value-type="float">
            <text:p>0.4975177305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822695035461" calcext:value-type="float">
            <text:p>0.4982269504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3900709219858" calcext:value-type="float">
            <text:p>0.5039007092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7801418439716" calcext:value-type="float">
            <text:p>0.5078014184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0283687943262" calcext:value-type="float">
            <text:p>0.510283687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4893617021277" calcext:value-type="float">
            <text:p>0.514893617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5957446808511" calcext:value-type="float">
            <text:p>0.515957446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6312056737589" calcext:value-type="float">
            <text:p>0.5163120567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7375886524823" calcext:value-type="float">
            <text:p>0.5173758865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9858156028369" calcext:value-type="float">
            <text:p>0.519858156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23758865248227" calcext:value-type="float">
            <text:p>0.5237588652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27304964539007" calcext:value-type="float">
            <text:p>0.527304964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7659574468085" calcext:value-type="float">
            <text:p>0.527659574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9078014184397" calcext:value-type="float">
            <text:p>0.5290780142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9432624113475" calcext:value-type="float">
            <text:p>0.5294326241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9787234042553" calcext:value-type="float">
            <text:p>0.52978723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2624113475177" calcext:value-type="float">
            <text:p>0.532624113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2978723404255" calcext:value-type="float">
            <text:p>0.532978723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4042553191489" calcext:value-type="float">
            <text:p>0.5340425532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4751773049645" calcext:value-type="float">
            <text:p>0.534751773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5460992907801" calcext:value-type="float">
            <text:p>0.535460992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7943262411347" calcext:value-type="float">
            <text:p>0.537943262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8652482269504" calcext:value-type="float">
            <text:p>0.5386524823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40425531914894" calcext:value-type="float">
            <text:p>0.540425531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4822695035461" calcext:value-type="float">
            <text:p>0.548226950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49645390070922" calcext:value-type="float">
            <text:p>0.5496453901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50709219858156" calcext:value-type="float">
            <text:p>0.550709219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54964539007092" calcext:value-type="float">
            <text:p>0.55496453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5531914893617" calcext:value-type="float">
            <text:p>0.555319148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56028368794326" calcext:value-type="float">
            <text:p>0.5560283688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5709219858156" calcext:value-type="float">
            <text:p>0.5570921986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57801418439716" calcext:value-type="float">
            <text:p>0.557801418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6063829787234" calcext:value-type="float">
            <text:p>0.560638297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60992907801418" calcext:value-type="float">
            <text:p>0.5609929078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67730496453901" calcext:value-type="float">
            <text:p>0.5677304965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69148936170213" calcext:value-type="float">
            <text:p>0.5691489362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69503546099291" calcext:value-type="float">
            <text:p>0.5695035461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70212765957447" calcext:value-type="float">
            <text:p>0.570212766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71985815602837" calcext:value-type="float">
            <text:p>0.5719858156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72695035460993" calcext:value-type="float">
            <text:p>0.5726950355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73049645390071" calcext:value-type="float">
            <text:p>0.5730496454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74113475177305" calcext:value-type="float">
            <text:p>0.5741134752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75531914893617" calcext:value-type="float">
            <text:p>0.575531914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76241134751773" calcext:value-type="float">
            <text:p>0.5762411348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80496453900709" calcext:value-type="float">
            <text:p>0.5804964539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81560283687943" calcext:value-type="float">
            <text:p>0.5815602837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83333333333333" calcext:value-type="float">
            <text:p>0.5833333333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87234042553191" calcext:value-type="float">
            <text:p>0.5872340426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88652482269503" calcext:value-type="float">
            <text:p>0.5886524823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89007092198582" calcext:value-type="float">
            <text:p>0.5890070922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9113475177305" calcext:value-type="float">
            <text:p>0.5911347518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91489361702128" calcext:value-type="float">
            <text:p>0.5914893617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1489361702128" calcext:value-type="float">
            <text:p>0.5914893617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2198581560284" calcext:value-type="float">
            <text:p>0.5921985816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5744680851064" calcext:value-type="float">
            <text:p>0.5957446809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6099290780142" calcext:value-type="float">
            <text:p>0.5960992908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7163120567376" calcext:value-type="float">
            <text:p>0.5971631206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822695035461" calcext:value-type="float">
            <text:p>0.5982269504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8936170212766" calcext:value-type="float">
            <text:p>0.598936170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9290780141844" calcext:value-type="float">
            <text:p>0.5992907801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0709219858156" calcext:value-type="float">
            <text:p>0.6007092199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7801418439716" calcext:value-type="float">
            <text:p>0.6078014184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0886524822695" calcext:value-type="float">
            <text:p>0.6088652482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09219858156028" calcext:value-type="float">
            <text:p>0.609219858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1347517730496" calcext:value-type="float">
            <text:p>0.611347517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14184397163121" calcext:value-type="float">
            <text:p>0.6141843972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15602836879433" calcext:value-type="float">
            <text:p>0.6156028369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17730496453901" calcext:value-type="float">
            <text:p>0.617730496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22695035460993" calcext:value-type="float">
            <text:p>0.622695035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22695035460993" calcext:value-type="float">
            <text:p>0.622695035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23049645390071" calcext:value-type="float">
            <text:p>0.623049645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24468085106383" calcext:value-type="float">
            <text:p>0.624468085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26241134751773" calcext:value-type="float">
            <text:p>0.6262411348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28368794326241" calcext:value-type="float">
            <text:p>0.6283687943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28368794326241" calcext:value-type="float">
            <text:p>0.628368794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36524822695035" calcext:value-type="float">
            <text:p>0.636524822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37943262411347" calcext:value-type="float">
            <text:p>0.637943262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42553191489362" calcext:value-type="float">
            <text:p>0.642553191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44326241134752" calcext:value-type="float">
            <text:p>0.644326241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49290780141844" calcext:value-type="float">
            <text:p>0.6492907801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5177304964539" calcext:value-type="float">
            <text:p>0.651773049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54255319148936" calcext:value-type="float">
            <text:p>0.6542553191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56382978723404" calcext:value-type="float">
            <text:p>0.6563829787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61347517730497" calcext:value-type="float">
            <text:p>0.6613475177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6241134751773" calcext:value-type="float">
            <text:p>0.6624113475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63475177304965" calcext:value-type="float">
            <text:p>0.6634751773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67021276595745" calcext:value-type="float">
            <text:p>0.667021276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68794326241135" calcext:value-type="float">
            <text:p>0.6687943262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70212765957447" calcext:value-type="float">
            <text:p>0.67021276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75531914893617" calcext:value-type="float">
            <text:p>0.6755319149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0141843971631" calcext:value-type="float">
            <text:p>0.680141844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0851063829787" calcext:value-type="float">
            <text:p>0.6808510638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3687943262411" calcext:value-type="float">
            <text:p>0.6836879433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5815602836879" calcext:value-type="float">
            <text:p>0.6858156028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6879432624113" calcext:value-type="float">
            <text:p>0.686879432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7943262411348" calcext:value-type="float">
            <text:p>0.6879432624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88297872340425" calcext:value-type="float">
            <text:p>0.6882978723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90070921985816" calcext:value-type="float">
            <text:p>0.690070922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693262411347518" calcext:value-type="float">
            <text:p>0.693262411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693971631205674" calcext:value-type="float">
            <text:p>0.6939716312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695035460992908" calcext:value-type="float">
            <text:p>0.695035461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697163120567376" calcext:value-type="float">
            <text:p>0.6971631206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69822695035461" calcext:value-type="float">
            <text:p>0.698226950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00709219858156" calcext:value-type="float">
            <text:p>0.700709219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02127659574468" calcext:value-type="float">
            <text:p>0.7021276596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03191489361702" calcext:value-type="float">
            <text:p>0.703191489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0709219858156" calcext:value-type="float">
            <text:p>0.7070921986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07446808510638" calcext:value-type="float">
            <text:p>0.7074468085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09219858156028" calcext:value-type="float">
            <text:p>0.7092198582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12056737588653" calcext:value-type="float">
            <text:p>0.712056737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12056737588653" calcext:value-type="float">
            <text:p>0.712056737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13120567375886" calcext:value-type="float">
            <text:p>0.71312056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14893617021277" calcext:value-type="float">
            <text:p>0.71489361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28014184397163" calcext:value-type="float">
            <text:p>0.728014184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34042553191489" calcext:value-type="float">
            <text:p>0.734042553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45390070921986" calcext:value-type="float">
            <text:p>0.74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47163120567376" calcext:value-type="float">
            <text:p>0.747163120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4822695035461" calcext:value-type="float">
            <text:p>0.748226950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48936170212766" calcext:value-type="float">
            <text:p>0.748936170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0354609929078" calcext:value-type="float">
            <text:p>0.750354609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1063829787234" calcext:value-type="float">
            <text:p>0.751063829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177304964539" calcext:value-type="float">
            <text:p>0.75177304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2836879432624" calcext:value-type="float">
            <text:p>0.752836879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4964539007092" calcext:value-type="float">
            <text:p>0.75496453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531914893617" calcext:value-type="float">
            <text:p>0.755319148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5673758865248" calcext:value-type="float">
            <text:p>0.755673758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6382978723404" calcext:value-type="float">
            <text:p>0.756382978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7446808510638" calcext:value-type="float">
            <text:p>0.757446808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57446808510638" calcext:value-type="float">
            <text:p>0.757446808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65248226950355" calcext:value-type="float">
            <text:p>0.76524822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69148936170213" calcext:value-type="float">
            <text:p>0.769148936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76950354609929" calcext:value-type="float">
            <text:p>0.776950354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4042553191489" calcext:value-type="float">
            <text:p>0.784042553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4397163120567" calcext:value-type="float">
            <text:p>0.784397163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5460992907801" calcext:value-type="float">
            <text:p>0.785460992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6170212765957" calcext:value-type="float">
            <text:p>0.78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758865248227" calcext:value-type="float">
            <text:p>0.787588652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1489361702128" calcext:value-type="float">
            <text:p>0.791489361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2198581560284" calcext:value-type="float">
            <text:p>0.792198581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3617021276596" calcext:value-type="float">
            <text:p>0.79361702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3617021276596" calcext:value-type="float">
            <text:p>0.79361702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4326241134752" calcext:value-type="float">
            <text:p>0.79432624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5390070921986" calcext:value-type="float">
            <text:p>0.79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5744680851064" calcext:value-type="float">
            <text:p>0.79574468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1418439716312" calcext:value-type="float">
            <text:p>0.801418439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2127659574468" calcext:value-type="float">
            <text:p>0.80212765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4964539007092" calcext:value-type="float">
            <text:p>0.80496453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7801418439716" calcext:value-type="float">
            <text:p>0.807801418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886524822695" calcext:value-type="float">
            <text:p>0.808865248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9219858156028" calcext:value-type="float">
            <text:p>0.809219858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0283687943262" calcext:value-type="float">
            <text:p>0.81028368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1347517730496" calcext:value-type="float">
            <text:p>0.81134751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1702127659575" calcext:value-type="float">
            <text:p>0.81170212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3475177304964" calcext:value-type="float">
            <text:p>0.813475177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4184397163121" calcext:value-type="float">
            <text:p>0.814184397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1276595744681" calcext:value-type="float">
            <text:p>0.821276595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2340425531915" calcext:value-type="float">
            <text:p>0.82234042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3758865248227" calcext:value-type="float">
            <text:p>0.823758865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4822695035461" calcext:value-type="float">
            <text:p>0.82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6595744680851" calcext:value-type="float">
            <text:p>0.82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8368794326241" calcext:value-type="float">
            <text:p>0.82836879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9787234042553" calcext:value-type="float">
            <text:p>0.82978723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2624113475177" calcext:value-type="float">
            <text:p>0.832624113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8297872340426" calcext:value-type="float">
            <text:p>0.83829787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0780141843972" calcext:value-type="float">
            <text:p>0.840780141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2553191489362" calcext:value-type="float">
            <text:p>0.842553191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3617021276596" calcext:value-type="float">
            <text:p>0.84361702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5390070921986" calcext:value-type="float">
            <text:p>0.84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6808510638298" calcext:value-type="float">
            <text:p>0.846808510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9290780141844" calcext:value-type="float">
            <text:p>0.849290780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2836879432624" calcext:value-type="float">
            <text:p>0.852836879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3191489361702" calcext:value-type="float">
            <text:p>0.853191489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4609929078014" calcext:value-type="float">
            <text:p>0.854609929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5673758865248" calcext:value-type="float">
            <text:p>0.855673758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6028368794326" calcext:value-type="float">
            <text:p>0.856028368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709219858156" calcext:value-type="float">
            <text:p>0.857092198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9574468085106" calcext:value-type="float">
            <text:p>0.859574468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063829787234" calcext:value-type="float">
            <text:p>0.86063829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3120567375887" calcext:value-type="float">
            <text:p>0.86312056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8794326241135" calcext:value-type="float">
            <text:p>0.868794326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9503546099291" calcext:value-type="float">
            <text:p>0.86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0212765957447" calcext:value-type="float">
            <text:p>0.87021276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3404255319149" calcext:value-type="float">
            <text:p>0.873404255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4822695035461" calcext:value-type="float">
            <text:p>0.87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5177304964539" calcext:value-type="float">
            <text:p>0.87517730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6595744680851" calcext:value-type="float">
            <text:p>0.87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8723404255319" calcext:value-type="float">
            <text:p>0.87872340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1205673758865" calcext:value-type="float">
            <text:p>0.881205673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6170212765957" calcext:value-type="float">
            <text:p>0.88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6170212765957" calcext:value-type="float">
            <text:p>0.88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6879432624114" calcext:value-type="float">
            <text:p>0.886879432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8297872340426" calcext:value-type="float">
            <text:p>0.88829787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9716312056738" calcext:value-type="float">
            <text:p>0.889716312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2553191489362" calcext:value-type="float">
            <text:p>0.892553191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3617021276596" calcext:value-type="float">
            <text:p>0.89361702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5390070921986" calcext:value-type="float">
            <text:p>0.89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5390070921986" calcext:value-type="float">
            <text:p>0.89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7163120567376" calcext:value-type="float">
            <text:p>0.897163120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177304964539" calcext:value-type="float">
            <text:p>0.90177304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3900709219858" calcext:value-type="float">
            <text:p>0.903900709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0283687943262" calcext:value-type="float">
            <text:p>0.91028368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4893617021277" calcext:value-type="float">
            <text:p>0.91489361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8085106382979" calcext:value-type="float">
            <text:p>0.918085106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9503546099291" calcext:value-type="float">
            <text:p>0.91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2340425531915" calcext:value-type="float">
            <text:p>0.92234042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8368794326241" calcext:value-type="float">
            <text:p>0.92836879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8368794326241" calcext:value-type="float">
            <text:p>0.92836879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0141843971631" calcext:value-type="float">
            <text:p>0.93014184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6524822695036" calcext:value-type="float">
            <text:p>0.936524822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936170212766" calcext:value-type="float">
            <text:p>0.939361702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0425531914893" calcext:value-type="float">
            <text:p>0.940425531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1843971631206" calcext:value-type="float">
            <text:p>0.941843971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3971631205674" calcext:value-type="float">
            <text:p>0.943971631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0354609929078" calcext:value-type="float">
            <text:p>0.950354609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177304964539" calcext:value-type="float">
            <text:p>0.95177304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3900709219858" calcext:value-type="float">
            <text:p>0.953900709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5673758865248" calcext:value-type="float">
            <text:p>0.955673758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241134751773" calcext:value-type="float">
            <text:p>0.962411347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3475177304965" calcext:value-type="float">
            <text:p>0.963475177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418439716312" calcext:value-type="float">
            <text:p>0.964184397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5602836879433" calcext:value-type="float">
            <text:p>0.965602836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503546099291" calcext:value-type="float">
            <text:p>0.96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858156028369" calcext:value-type="float">
            <text:p>0.96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0921985815603" calcext:value-type="float">
            <text:p>0.970921985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1985815602837" calcext:value-type="float">
            <text:p>0.971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4822695035461" calcext:value-type="float">
            <text:p>0.97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6595744680851" calcext:value-type="float">
            <text:p>0.97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0141843971631" calcext:value-type="float">
            <text:p>0.98014184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0141843971631" calcext:value-type="float">
            <text:p>0.98014184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2269503546099" calcext:value-type="float">
            <text:p>0.982269503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3687943262411" calcext:value-type="float">
            <text:p>0.983687943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5106382978723" calcext:value-type="float">
            <text:p>0.98510638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5815602836879" calcext:value-type="float">
            <text:p>0.98581560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6170212765957" calcext:value-type="float">
            <text:p>0.98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6879432624114" calcext:value-type="float">
            <text:p>0.986879432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8652482269504" calcext:value-type="float">
            <text:p>0.98865248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3971631205674" calcext:value-type="float">
            <text:p>0.993971631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9645390070922" calcext:value-type="float">
            <text:p>0.999645390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roc_ewa_extract.A1:roc_ewa_extract.B5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8:30:54.391947000</dc:date>
    <meta:editing-duration>PT11M23S</meta:editing-duration>
    <meta:editing-cycles>1</meta:editing-cycles>
    <meta:document-statistic meta:table-count="1" meta:cell-count="1094" meta:object-count="1"/>
    <meta:generator>LibreOffice/4.3.4.1$MacOSX_X86_64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5cm" svg:y="4.208cm" style:legend-expansion="high" chart:style-name="ch2"/>
        <chart:plot-area chart:style-name="ch3" table:cell-range-address="roc_ewa_extract.A1:roc_ewa_extract.B547" chart:data-source-has-labels="column" svg:x="0.32cm" svg:y="0.18cm" svg:width="12.465cm" svg:height="8.64cm">
          <chartooo:coordinate-region svg:x="1.375cm" svg:y="0.373cm" svg:width="11.294cm" svg:height="6.337cm"/>
          <chart:axis chart:dimension="x" chart:name="primary-x" chart:style-name="ch4" chartooo:axis-type="auto">
            <chartooo:date-scale/>
            <chart:categories table:cell-range-address="roc_ewa_extract.A1:roc_ewa_extract.A5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c_ewa_extract.B1:roc_ewa_extract.B547" chart:class="chart:line">
            <chart:data-point chart:repeated="5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c_ewa_extract.A1:roc_ewa_extract.A547</svg:desc>
                </draw:g>
              </table:table-cell>
              <table:table-cell office:value-type="float" office:value="0.0239651416122004">
                <text:p>0.0239651416122004</text:p>
                <draw:g>
                  <svg:desc>roc_ewa_extract.B1:roc_ewa_extract.B54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39651416122004">
                <text:p>0.023965141612200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348583877995643">
                <text:p>0.034858387799564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479302832244009">
                <text:p>0.047930283224400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501089324618736">
                <text:p>0.050108932461873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65359477124183">
                <text:p>0.06535947712418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0239651416122">
                <text:p>0.1023965141612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0239651416122">
                <text:p>0.1023965141612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24183006535948">
                <text:p>0.1241830065359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98257080610022">
                <text:p>0.19825708061002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02614379084967">
                <text:p>0.202614379084967</text:p>
              </table:table-cell>
            </table:table-row>
            <table:table-row>
              <table:table-cell office:value-type="float" office:value="0.000354609929078014">
                <text:p>0</text:p>
              </table:table-cell>
              <table:table-cell office:value-type="float" office:value="0.237472766884532">
                <text:p>0.237472766884532</text:p>
              </table:table-cell>
            </table:table-row>
            <table:table-row>
              <table:table-cell office:value-type="float" office:value="0.000354609929078014">
                <text:p>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30936819172113">
                <text:p>0.230936819172113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31154684095861">
                <text:p>0.331154684095861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31154684095861">
                <text:p>0.331154684095861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44226579520697">
                <text:p>0.344226579520697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50762527233115">
                <text:p>0.350762527233115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89978213507625">
                <text:p>0.389978213507625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98692810457516">
                <text:p>0.39869281045751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0958605664488">
                <text:p>0.40958605664488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42265795206972">
                <text:p>0.442265795206972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42265795206972">
                <text:p>0.442265795206972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50980392156863">
                <text:p>0.450980392156863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55337690631808">
                <text:p>0.455337690631808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59694989106754">
                <text:p>0.459694989106754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64052287581699">
                <text:p>0.464052287581699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92374727668845">
                <text:p>0.492374727668845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96732026143791">
                <text:p>0.496732026143791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98910675381264">
                <text:p>0.498910675381264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522875816993464">
                <text:p>0.522875816993464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533769063180828">
                <text:p>0.533769063180828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57734204793028">
                <text:p>0.557734204793028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68627450980392">
                <text:p>0.568627450980392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72984749455338">
                <text:p>0.572984749455338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16557734204793">
                <text:p>0.616557734204793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18736383442266">
                <text:p>0.618736383442266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40522875816993">
                <text:p>0.640522875816993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49237472766884">
                <text:p>0.649237472766884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68845315904139">
                <text:p>0.668845315904139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75381263616558">
                <text:p>0.675381263616558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49237472766884">
                <text:p>0.649237472766884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4488017429194">
                <text:p>0.664488017429194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8845315904139">
                <text:p>0.668845315904139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79738562091503">
                <text:p>0.679738562091503</text:p>
              </table:table-cell>
            </table:table-row>
            <table:table-row>
              <table:table-cell office:value-type="float" office:value="0.0024822695035461">
                <text:p>0</text:p>
              </table:table-cell>
              <table:table-cell office:value-type="float" office:value="0.699346405228758">
                <text:p>0.699346405228758</text:p>
              </table:table-cell>
            </table:table-row>
            <table:table-row>
              <table:table-cell office:value-type="float" office:value="0.0024822695035461">
                <text:p>0</text:p>
              </table:table-cell>
              <table:table-cell office:value-type="float" office:value="0.701525054466231">
                <text:p>0.701525054466231</text:p>
              </table:table-cell>
            </table:table-row>
            <table:table-row>
              <table:table-cell office:value-type="float" office:value="0.00283687943262411">
                <text:p>0</text:p>
              </table:table-cell>
              <table:table-cell office:value-type="float" office:value="0.725490196078431">
                <text:p>0.725490196078431</text:p>
              </table:table-cell>
            </table:table-row>
            <table:table-row>
              <table:table-cell office:value-type="float" office:value="0.00319148936170213">
                <text:p>0</text:p>
              </table:table-cell>
              <table:table-cell office:value-type="float" office:value="0.727668845315904">
                <text:p>0.727668845315904</text:p>
              </table:table-cell>
            </table:table-row>
            <table:table-row>
              <table:table-cell office:value-type="float" office:value="0.00319148936170213">
                <text:p>0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00354609929078014">
                <text:p>0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00354609929078014">
                <text:p>0</text:p>
              </table:table-cell>
              <table:table-cell office:value-type="float" office:value="0.762527233115468">
                <text:p>0.762527233115468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45098039215686">
                <text:p>0.745098039215686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69063180827887">
                <text:p>0.769063180827887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7124183006536">
                <text:p>0.77124183006536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75599128540305">
                <text:p>0.775599128540305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79956427015251">
                <text:p>0.779956427015251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90849673202614">
                <text:p>0.790849673202614</text:p>
              </table:table-cell>
            </table:table-row>
            <table:table-row>
              <table:table-cell office:value-type="float" office:value="0.00425531914893617">
                <text:p>0</text:p>
              </table:table-cell>
              <table:table-cell office:value-type="float" office:value="0.766884531590414">
                <text:p>0.766884531590414</text:p>
              </table:table-cell>
            </table:table-row>
            <table:table-row>
              <table:table-cell office:value-type="float" office:value="0.00460992907801418">
                <text:p>0</text:p>
              </table:table-cell>
              <table:table-cell office:value-type="float" office:value="0.782135076252723">
                <text:p>0.782135076252723</text:p>
              </table:table-cell>
            </table:table-row>
            <table:table-row>
              <table:table-cell office:value-type="float" office:value="0.00460992907801418">
                <text:p>0</text:p>
              </table:table-cell>
              <table:table-cell office:value-type="float" office:value="0.788671023965142">
                <text:p>0.788671023965142</text:p>
              </table:table-cell>
            </table:table-row>
            <table:table-row>
              <table:table-cell office:value-type="float" office:value="0.0049645390070922">
                <text:p>0</text:p>
              </table:table-cell>
              <table:table-cell office:value-type="float" office:value="0.797385620915033">
                <text:p>0.797385620915033</text:p>
              </table:table-cell>
            </table:table-row>
            <table:table-row>
              <table:table-cell office:value-type="float" office:value="0.00531914893617021">
                <text:p>0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float" office:value="0.00780141843971631">
                <text:p>0</text:p>
              </table:table-cell>
              <table:table-cell office:value-type="float" office:value="0.803921568627451">
                <text:p>0.803921568627451</text:p>
              </table:table-cell>
            </table:table-row>
            <table:table-row>
              <table:table-cell office:value-type="float" office:value="0.0106382978723404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109929078014184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163120567375887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184397163120567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191489361702128">
                <text:p>0</text:p>
              </table:table-cell>
              <table:table-cell office:value-type="float" office:value="0.810457516339869">
                <text:p>0.810457516339869</text:p>
              </table:table-cell>
            </table:table-row>
            <table:table-row>
              <table:table-cell office:value-type="float" office:value="0.024113475177305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24822695035461">
                <text:p>0</text:p>
              </table:table-cell>
              <table:table-cell office:value-type="float" office:value="0.810457516339869">
                <text:p>0.810457516339869</text:p>
              </table:table-cell>
            </table:table-row>
            <table:table-row>
              <table:table-cell office:value-type="float" office:value="0.025177304964539">
                <text:p>0</text:p>
              </table:table-cell>
              <table:table-cell office:value-type="float" office:value="0.810457516339869">
                <text:p>0.810457516339869</text:p>
              </table:table-cell>
            </table:table-row>
            <table:table-row>
              <table:table-cell office:value-type="float" office:value="0.0273049645390071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273049645390071">
                <text:p>0</text:p>
              </table:table-cell>
              <table:table-cell office:value-type="float" office:value="0.812636165577342">
                <text:p>0.812636165577342</text:p>
              </table:table-cell>
            </table:table-row>
            <table:table-row>
              <table:table-cell office:value-type="float" office:value="0.0283687943262411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287234042553192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297872340425532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308510638297872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319148936170213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319148936170213">
                <text:p>0</text:p>
              </table:table-cell>
              <table:table-cell office:value-type="float" office:value="0.810457516339869">
                <text:p>0.810457516339869</text:p>
              </table:table-cell>
            </table:table-row>
            <table:table-row>
              <table:table-cell office:value-type="float" office:value="0.0407801418439716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429078014184397">
                <text:p>0</text:p>
              </table:table-cell>
              <table:table-cell office:value-type="float" office:value="0.812636165577342">
                <text:p>0.812636165577342</text:p>
              </table:table-cell>
            </table:table-row>
            <table:table-row>
              <table:table-cell office:value-type="float" office:value="0.0432624113475177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460992907801418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482269503546099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549645390070922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556737588652482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578014184397163">
                <text:p>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0595744680851064">
                <text:p>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0599290780141844">
                <text:p>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0641843971631206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698581560283688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702127659574468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705673758865248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730496453900709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734042553191489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73758865248227">
                <text:p>0</text:p>
              </table:table-cell>
              <table:table-cell office:value-type="float" office:value="0.832244008714597">
                <text:p>0.832244008714597</text:p>
              </table:table-cell>
            </table:table-row>
            <table:table-row>
              <table:table-cell office:value-type="float" office:value="0.075886524822695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0762411347517731">
                <text:p>0</text:p>
              </table:table-cell>
              <table:table-cell office:value-type="float" office:value="0.836601307189543">
                <text:p>0.836601307189543</text:p>
              </table:table-cell>
            </table:table-row>
            <table:table-row>
              <table:table-cell office:value-type="float" office:value="0.0790780141843972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812056737588653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0840425531914894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0847517730496454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879432624113475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0886524822695036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886524822695036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0911347517730497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925531914893617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932624113475177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50354609929078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68085106382979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01063829787234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01418439716312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01418439716312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0354609929078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06737588652482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0886524822695">
                <text:p>0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float" office:value="0.109219858156028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09574468085106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109929078014184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11347517730496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1241134751773">
                <text:p>0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float" office:value="0.119503546099291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19858156028369">
                <text:p>0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float" office:value="0.120921985815603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22695035460993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127659574468085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32624113475177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133333333333333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35106382978723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36170212765957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40780141843972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43971631205674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145035460992908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45744680851064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7163120567376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47872340425532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51063829787234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52482269503546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52836879432624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56028368794326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56382978723404">
                <text:p>0</text:p>
              </table:table-cell>
              <table:table-cell office:value-type="float" office:value="0.871459694989107">
                <text:p>0.871459694989107</text:p>
              </table:table-cell>
            </table:table-row>
            <table:table-row>
              <table:table-cell office:value-type="float" office:value="0.171276595744681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72695035460993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74113475177305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74822695035461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75886524822695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76950354609929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178723404255319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180141843971631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180496453900709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180496453900709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181205673758865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183333333333333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184751773049645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187943262411347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190070921985816">
                <text:p>0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float" office:value="0.190425531914894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197517730496454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200709219858156">
                <text:p>0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float" office:value="0.203191489361702">
                <text:p>0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float" office:value="0.208156028368794">
                <text:p>0</text:p>
              </table:table-cell>
              <table:table-cell office:value-type="float" office:value="0.901960784313726">
                <text:p>0.901960784313726</text:p>
              </table:table-cell>
            </table:table-row>
            <table:table-row>
              <table:table-cell office:value-type="float" office:value="0.210992907801418">
                <text:p>0</text:p>
              </table:table-cell>
              <table:table-cell office:value-type="float" office:value="0.904139433551198">
                <text:p>0.904139433551198</text:p>
              </table:table-cell>
            </table:table-row>
            <table:table-row>
              <table:table-cell office:value-type="float" office:value="0.211347517730496">
                <text:p>0</text:p>
              </table:table-cell>
              <table:table-cell office:value-type="float" office:value="0.904139433551198">
                <text:p>0.904139433551198</text:p>
              </table:table-cell>
            </table:table-row>
            <table:table-row>
              <table:table-cell office:value-type="float" office:value="0.213120567375887">
                <text:p>0</text:p>
              </table:table-cell>
              <table:table-cell office:value-type="float" office:value="0.906318082788671">
                <text:p>0.906318082788671</text:p>
              </table:table-cell>
            </table:table-row>
            <table:table-row>
              <table:table-cell office:value-type="float" office:value="0.213829787234043">
                <text:p>0</text:p>
              </table:table-cell>
              <table:table-cell office:value-type="float" office:value="0.910675381263617">
                <text:p>0.910675381263617</text:p>
              </table:table-cell>
            </table:table-row>
            <table:table-row>
              <table:table-cell office:value-type="float" office:value="0.217375886524823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19148936170213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20212765957447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2340425531915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3758865248227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5177304964539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8014184397163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1560283687943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2269503546099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2269503546099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5815602836879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7943262411348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38297872340426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38652482269504">
                <text:p>0</text:p>
              </table:table-cell>
              <table:table-cell office:value-type="float" office:value="0.915032679738562">
                <text:p>0.915032679738562</text:p>
              </table:table-cell>
            </table:table-row>
            <table:table-row>
              <table:table-cell office:value-type="float" office:value="0.245390070921986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7163120567376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7163120567376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8581560283688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9290780141844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9645390070922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9645390070922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50354609929078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56382978723404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57446808510638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6063829787234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61702127659574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63829787234043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64893617021277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67730496453901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73758865248227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75886524822695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76595744680851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80496453900709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82624113475177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89007092198582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8936170212766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89716312056738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93617021276596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95390070921986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301418439716312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302482269503546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304255319148936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07446808510638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07446808510638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0886524822695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10283687943262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15248226950355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1702127659574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17730496453901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0212765957447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056737588652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411347517730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588652482269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6595744680851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6950354609929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33687943262411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34042553191489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3900709219858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4255319148936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4432624113475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4787234042553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49290780141844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4964539007092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5141843971631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55673758865248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56028368794326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56382978723404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58156028368794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59574468085106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61347517730496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66666666666667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66666666666667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6702127659574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68439716312057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71631205673759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7234042553191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7234042553191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74822695035461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78014184397163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8297872340425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86524822695035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87234042553191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90425531914894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9290780141844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96099290780142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9645390070922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0177304964539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04255319148936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06382978723404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08510638297872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09574468085106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11702127659575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12411347517731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13475177304964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14539007092199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15957446808511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21276595744681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22695035460993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22695035460993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23404255319149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23758865248227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24113475177305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4113475177305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6950354609929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34751773049645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35460992907801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35815602836879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40070921985816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40425531914894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44326241134752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45744680851064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45744680851064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50709219858156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5531914893617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5673758865248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8156028368794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63120567375886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64893617021277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67021276595745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73758865248227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6595744680851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2624113475177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2624113475177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404255319148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936170212766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936170212766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91843971631206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1843971631206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4326241134752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468085106383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5744680851064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9609929078014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9751773049645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822695035461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3900709219858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7801418439716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028368794326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489361702127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5957446808511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6312056737589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7375886524823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9858156028369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2375886524822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2730496453900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765957446808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907801418439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943262411347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9787234042553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262411347517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297872340425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4042553191489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475177304964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546099290780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794326241134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8652482269504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40425531914894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482269503546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49645390070922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50709219858156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54964539007092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553191489361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56028368794326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5709219858156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57801418439716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6063829787234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60992907801418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67730496453901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69148936170213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69503546099291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70212765957447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71985815602837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72695035460993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73049645390071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74113475177305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75531914893617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76241134751773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80496453900709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81560283687943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83333333333333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87234042553191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88652482269503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89007092198582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9113475177305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91489361702128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1489361702128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2198581560284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5744680851064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6099290780142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716312056737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822695035461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893617021276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9290780141844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070921985815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7801418439716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0886524822695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0921985815602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134751773049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1418439716312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1560283687943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1773049645390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2269503546099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2269503546099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2304964539007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2446808510638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2624113475177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2836879432624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2836879432624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36524822695035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3794326241134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4255319148936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4432624113475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49290780141844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5177304964539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54255319148936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56382978723404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61347517730497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6241134751773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63475177304965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67021276595745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68794326241135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70212765957447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75531914893617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0141843971631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0851063829787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3687943262411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5815602836879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6879432624113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7943262411348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88297872340425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90070921985816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69326241134751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693971631205674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69503546099290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69716312056737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69822695035461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0070921985815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0212765957446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03191489361702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070921985815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0744680851063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09219858156028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12056737588653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12056737588653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131205673758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1489361702127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2801418439716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3404255319148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4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4716312056737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4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4893617021276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035460992907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106382978723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283687943262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496453900709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53191489361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567375886524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63829787234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744680851063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5744680851063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6524822695035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6914893617021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7695035460992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404255319148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439716312056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546099290780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75886524822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148936170212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219858156028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36170212765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36170212765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43262411347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574468085106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141843971631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212765957446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496453900709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780141843971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88652482269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921985815602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02836879432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13475177304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170212765957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347517730496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418439716312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127659574468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234042553191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375886524822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4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836879432624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978723404255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262411347517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829787234042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078014184397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25531914893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36170212765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680851063829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929078014184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283687943262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319148936170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46099290780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567375886524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602836879432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70921985815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957446808510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06382978723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312056737588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879432624113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950354609929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021276595744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340425531914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4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5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872340425531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120567375886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68794326241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829787234042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971631205673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25531914893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36170212765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716312056737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390070921985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02836879432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489361702127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808510638297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950354609929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234042553191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836879432624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836879432624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014184397163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333333333333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652482269503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93617021276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042553191489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184397163120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397163120567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035460992907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390070921985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567375886524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24113475177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347517730496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41843971631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560283687943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50354609929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85815602836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092198581560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198581560283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4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014184397163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014184397163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226950354609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368794326241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510638297872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581560283687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68794326241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86524822695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397163120567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9645390070922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